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4" style:family="text">
      <style:text-properties fo:color="#ffffff" style:font-name="Segoe UI" fo:font-size="28pt" fo:font-style="italic" fo:text-shadow="1pt 1pt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5" style:family="text">
      <style:text-properties fo:color="#000000" style:font-name="Segoe UI" fo:font-size="24pt" fo:font-style="normal" fo:text-shadow="none" fo:font-weight="bold" style:font-name-asian="Segoe UI1" style:font-size-asian="24pt" style:font-style-asian="normal" style:font-weight-asian="bold" style:font-name-complex="Segoe UI1" style:font-size-complex="24pt" style:font-style-complex="normal" style:font-weight-complex="bold"/>
    </style:style>
    <style:style style:name="T6" style:family="text">
      <style:text-properties fo:color="#000000" style:font-name="Segoe UI" fo:font-size="36pt" fo:font-style="normal" fo:text-shadow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7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8" style:family="text">
      <style:text-properties fo:color="#ffffff" style:font-name="Segoe UI" fo:font-size="26pt" fo:text-shadow="1pt 1pt" fo:font-weight="normal" style:font-name-asian="Segoe UI1" style:font-size-asian="26pt" style:font-weight-asian="normal" style:font-name-complex="Segoe UI1" style:font-size-complex="26pt" style:font-weight-complex="normal"/>
    </style:style>
    <style:style style:name="T9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10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11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12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427</text:span></text:p>
            <text:p text:style-name="P1"><text:span text:style-name="T2">”</text:span><text:span text:style-name="T2">I</text:span><text:span text:style-name="T3">n the Cross of Christ I Glory”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2" draw:layer="layout" svg:width="23.876cm" svg:height="7.011cm" svg:x="2.032cm" svg:y="0.863cm">
          <draw:text-box>
            <text:p text:style-name="P1"><text:span text:style-name="T5">1. </text:span><text:span text:style-name="T6">In the cross of Christ I glory,</text:span><text:span text:style-name="T6"><text:line-break/></text:span><text:span text:style-name="T6">Tow’ring o’er the wrecks of time.</text:span><text:span text:style-name="T6"><text:line-break/></text:span><text:span text:style-name="T6">All the light of sacred story</text:span><text:span text:style-name="T6"><text:line-break/></text:span><text:span text:style-name="T6">Gathers round its head sublime.</text:span><text:span text:style-name="T7"> </text:span><text:span text:style-name="T8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4" draw:layer="layout" svg:width="23.876cm" svg:height="7.011cm" svg:x="2.286cm" svg:y="0.863cm">
          <draw:text-box>
            <text:p text:style-name="P1"><text:span text:style-name="T9">2.</text:span><text:span text:style-name="T9"><text:tab/></text:span><text:span text:style-name="T10">When the woes of life o’ertake me,</text:span><text:span text:style-name="T10"><text:line-break/></text:span><text:span text:style-name="T10">Hopes deceive, and fears annoy,</text:span><text:span text:style-name="T10"><text:line-break/></text:span><text:span text:style-name="T10">Never shall the cross forsake me;</text:span><text:span text:style-name="T10"><text:line-break/></text:span><text:span text:style-name="T10">Lo, it glows with peace and j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4" draw:layer="layout" svg:width="24.638cm" svg:height="7.011cm" svg:x="1.66cm" svg:y="0.784cm">
          <draw:text-box>
            <text:p text:style-name="P1"><text:span text:style-name="T9">3.</text:span><text:span text:style-name="T9"><text:tab/></text:span><text:span text:style-name="T10">When the sun of bliss is beaming</text:span><text:span text:style-name="T10"><text:line-break/></text:span><text:span text:style-name="T10">Light and love upon my way,</text:span><text:span text:style-name="T10"><text:line-break/></text:span><text:span text:style-name="T10">From the cross the radiance streaming</text:span><text:span text:style-name="T10"><text:line-break/></text:span><text:span text:style-name="T10">Adds more luster to the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2" draw:layer="layout" svg:width="24.384cm" svg:height="10.67cm" svg:x="1.778cm" svg:y="0.836cm">
          <draw:text-box>
            <text:p text:style-name="P1"><text:span text:style-name="T9">4. </text:span><text:span text:style-name="T10">Bane and blessing, pain and pleasure</text:span><text:span text:style-name="T10"><text:line-break/></text:span><text:span text:style-name="T10">By the cross are sanctified;</text:span><text:span text:style-name="T10"><text:line-break/></text:span><text:span text:style-name="T10">Peace is there that knows no measure,</text:span><text:span text:style-name="T10"><text:line-break/></text:span><text:span text:style-name="T10">Joys that through all time abide.</text:span></text:p>
            <text:p text:style-name="P1"><text:span text:style-name="T11"><text:line-break/></text:span><text:span text:style-name="T11"/></text:p>
            <text:p text:style-name="P5"><text:span text:style-name="T11"><text:s text:c="15"/></text:span><text:span text:style-name="T12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4T20:43:26.821000000</meta:creation-date>
    <dc:title>Hymn template</dc:title>
    <meta:editing-duration>PT19M31S</meta:editing-duration>
    <meta:editing-cycles>11</meta:editing-cycles>
    <meta:generator>LibreOffice/6.1.3.2$Windows_X86_64 LibreOffice_project/86daf60bf00efa86ad547e59e09d6bb77c699acb</meta:generator>
    <meta:initial-creator>Arthur Hoch</meta:initial-creator>
    <dc:date>2019-01-17T18:38:56.495000000</dc:date>
    <meta:document-statistic meta:object-count="96"/>
    <meta:template xlink:type="simple" xlink:actuate="onRequest" xlink:title="Hymn template" xlink:href="../../AppData/Roaming/LibreOffice/4/user/template/Worship%20Templsates/Hymn%20template.otp" meta:date="2015-02-24T20:43:25.807000000"/>
  </office:meta>
</office:document-meta>
</file>